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4d9b" officeooo:paragraph-rsid="00024d9b"/>
    </style:style>
    <style:style style:name="P2" style:family="paragraph" style:parent-style-name="Standard">
      <style:text-properties officeooo:rsid="00024d9b" officeooo:paragraph-rsid="000330ed"/>
    </style:style>
    <style:style style:name="P3" style:family="paragraph" style:parent-style-name="Standard">
      <style:text-properties officeooo:rsid="000330ed" officeooo:paragraph-rsid="000330ed" fo:background-color="#ffff00"/>
    </style:style>
    <style:style style:name="P4" style:family="paragraph" style:parent-style-name="Standard">
      <style:text-properties officeooo:rsid="00024d9b" officeooo:paragraph-rsid="000330ed" fo:background-color="transparent"/>
    </style:style>
    <style:style style:name="P5" style:family="paragraph" style:parent-style-name="Standard">
      <style:text-properties officeooo:rsid="000330ed" officeooo:paragraph-rsid="000330ed"/>
    </style:style>
    <style:style style:name="P6" style:family="paragraph" style:parent-style-name="Standard">
      <style:text-properties fo:font-weight="bold" officeooo:rsid="00024d9b" officeooo:paragraph-rsid="00024d9b" fo:background-color="#ffff0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330ed" officeooo:paragraph-rsid="000330ed" fo:background-color="transparent" style:font-weight-asian="bold" style:font-weight-complex="bold"/>
    </style:style>
    <style:style style:name="P8" style:family="paragraph" style:parent-style-name="Standard" style:list-style-name="L1">
      <style:text-properties officeooo:rsid="000330ed" officeooo:paragraph-rsid="000330ed"/>
    </style:style>
    <style:style style:name="P9" style:family="paragraph" style:parent-style-name="Standard" style:list-style-name="L2">
      <style:text-properties officeooo:rsid="000330ed" officeooo:paragraph-rsid="000330ed"/>
    </style:style>
    <style:style style:name="P10" style:family="paragraph" style:parent-style-name="Standard" style:list-style-name="L3">
      <style:text-properties officeooo:rsid="000330ed" officeooo:paragraph-rsid="000330ed" fo:background-color="transparent"/>
    </style:style>
    <style:style style:name="P11" style:family="paragraph" style:parent-style-name="Standard">
      <style:text-properties officeooo:rsid="00024d9b" officeooo:paragraph-rsid="000330ed"/>
    </style:style>
    <style:style style:name="P12" style:family="paragraph" style:parent-style-name="Standard" style:list-style-name="L4">
      <style:text-properties officeooo:paragraph-rsid="0004108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30ed" style:font-style-asian="italic" style:font-style-complex="italic"/>
    </style:style>
    <style:style style:name="T3" style:family="text">
      <style:text-properties officeooo:rsid="0004108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a fields in use for MVP</text:p>
      <text:p text:style-name="P7"/>
      <text:p text:style-name="P6"/>
      <text:p text:style-name="P6">Suspect</text:p>
      <text:p text:style-name="P1">(extracted from from <text:span text:style-name="T1">Vehicle Registrations</text:span>)</text:p>
      <text:list xml:id="list1179117689" text:style-name="L1">
        <text:list-item>
          <text:p text:style-name="P8">forename</text:p>
        </text:list-item>
        <text:list-item>
          <text:p text:style-name="P8">surname</text:p>
        </text:list-item>
        <text:list-item>
          <text:p text:style-name="P8">address</text:p>
        </text:list-item>
        <text:list-item>
          <text:p text:style-name="P8">dateOfBirth</text:p>
        </text:list-item>
        <text:list-item>
          <text:p text:style-name="P8">driverLicenceID</text:p>
          <text:p text:style-name="P8"/>
        </text:list-item>
      </text:list>
      <text:p text:style-name="P2">(extracted from from <text:span text:style-name="T2">Subscriber Records</text:span>)</text:p>
      <text:list xml:id="list18566373" text:style-name="L2">
        <text:list-item>
          <text:p text:style-name="P9">phoneNumber</text:p>
        </text:list-item>
      </text:list>
      <text:p text:style-name="P5"/>
      <text:p text:style-name="P2">(extracted from from <text:span text:style-name="T2">Citizen</text:span>)</text:p>
      <text:list xml:id="list101034591721370" text:continue-numbering="true" text:style-name="L2">
        <text:list-item>
          <text:p text:style-name="P9">citizenID</text:p>
        </text:list-item>
        <text:list-item>
          <text:p text:style-name="P9">placeOfBirth</text:p>
        </text:list-item>
      </text:list>
      <text:p text:style-name="P5"/>
      <text:p text:style-name="P1"/>
      <text:p text:style-name="P6">Vehicle information</text:p>
      <text:p text:style-name="P4">(extracted from from <text:span text:style-name="T1">Vehicle Registrations</text:span>)</text:p>
      <text:list xml:id="list3040084934" text:style-name="L3">
        <text:list-item>
          <text:p text:style-name="P10">registrationID</text:p>
        </text:list-item>
        <text:list-item>
          <text:p text:style-name="P10">registrationDate</text:p>
        </text:list-item>
        <text:list-item>
          <text:p text:style-name="P10">vehicleRegistrationNo</text:p>
        </text:list-item>
        <text:list-item>
          <text:p text:style-name="P10">make</text:p>
        </text:list-item>
        <text:list-item>
          <text:p text:style-name="P10">model</text:p>
        </text:list-item>
        <text:list-item>
          <text:p text:style-name="P10">colour</text:p>
        </text:list-item>
      </text:list>
      <text:p text:style-name="P1"/>
      <text:p text:style-name="P6">Location</text:p>
      <text:p text:style-name="P2">(extracted from from <text:span text:style-name="T2">ANPR Observations</text:span>)</text:p>
      <text:list xml:id="list101033812070122" text:continue-list="list101034591721370" text:style-name="L2">
        <text:list-item>
          <text:p text:style-name="P9">ANPRPointId</text:p>
        </text:list-item>
        <text:list-item>
          <text:p text:style-name="P9">timestamp</text:p>
        </text:list-item>
      </text:list>
      <text:p text:style-name="P5"/>
      <text:p text:style-name="P2">(extracted from from <text:span text:style-name="T2">ANPR Camera</text:span>)</text:p>
      <text:list xml:id="list2739757003" text:style-name="L4">
        <text:list-item>
          <text:p text:style-name="P12"><text:span text:style-name="T3">streetName</text:span></text:p>
        </text:list-item>
      </text:list>
      <text:list xml:id="list101033527868660" text:continue-list="list101033812070122" text:style-name="L2">
        <text:list-item>
          <text:p text:style-name="P9">latitude</text:p>
        </text:list-item>
        <text:list-item>
          <text:p text:style-name="P9">longitude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09:12:25.057000000</meta:creation-date>
    <dc:date>2021-09-23T10:10:31.982000000</dc:date>
    <meta:editing-duration>PT29M56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0" meta:word-count="78" meta:character-count="500" meta:non-whitespace-character-count="471"/>
  </office:meta>
</office:document-meta>
</file>